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'Courier New'" style:font-family-asian="'Courier New'" style:font-family-complex="'Courier New'" fo:background-color="transparent" fo:color="#ff0000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ython Programming Assignment - 5</text:span></text:p>
      <text:p text:style-name="P2"><text:span text:style-name="T2"/></text:p>
      <text:p text:style-name="P2"><text:span text:style-name="T2">1. Write a Python Program to Find LCM?</text:span></text:p>
      <text:p text:style-name="P2"><text:span text:style-name="T3"># Python Program to find LCM of Two Numbers</text:span></text:p>
      <text:p text:style-name="P2"><text:span text:style-name="T3"><text:s/></text:span></text:p>
      <text:p text:style-name="P2"><text:span text:style-name="T3">a = float(input(" Please Enter the First Value a: "))</text:span></text:p>
      <text:p text:style-name="P2"><text:span text:style-name="T3">b = float(input(" Please Enter the Second Value b: "))</text:span></text:p>
      <text:p text:style-name="P2"><text:span text:style-name="T3"><text:s/></text:span></text:p>
      <text:p text:style-name="P2"><text:span text:style-name="T3">if(a &gt; b):</text:span></text:p>
      <text:p text:style-name="P2"><text:span text:style-name="T3"><text:s text:c="4"/>maximum = a</text:span></text:p>
      <text:p text:style-name="P2"><text:span text:style-name="T3">else:</text:span></text:p>
      <text:p text:style-name="P2"><text:span text:style-name="T3"><text:s text:c="4"/>maximum = b</text:span></text:p>
      <text:p text:style-name="P2"><text:span text:style-name="T3"><text:s/></text:span></text:p>
      <text:p text:style-name="P2"><text:span text:style-name="T3">while(True):</text:span></text:p>
      <text:p text:style-name="P2"><text:span text:style-name="T3"><text:s text:c="4"/>if(maximum % a == 0 and maximum % b == 0):</text:span></text:p>
      <text:p text:style-name="P2"><text:span text:style-name="T3"><text:s text:c="8"/>print("\n LCM of {0} and {1} = {2}".format(a, b, maximum))</text:span></text:p>
      <text:p text:style-name="P2"><text:span text:style-name="T3"><text:s text:c="8"/>break;</text:span></text:p>
      <text:p text:style-name="P2"><text:span text:style-name="T3"><text:s text:c="4"/>maximum = maximum + 1</text:span></text:p>
      <text:p text:style-name="P3"><draw:frame text:anchor-type="as-char" svg:width="152.40mm" svg:height="73.03mm" style:rel-width="scale" style:rel-height="scale"><draw:object-ole xlink:href="OleObj1"/><draw:image xlink:href="ObjectReplacements/OleObj1"/></draw:frame><text:span text:style-name="T4"/></text:p>
      <text:p text:style-name="P4"><text:span text:style-name="T5">Please Enter the First Value a: 22</text:span></text:p>
      <text:p text:style-name="P4"><text:span text:style-name="T5">Please Enter the Second Value b: 7</text:span></text:p>
      <text:p text:style-name="P4"><text:span text:style-name="T5">LCM of 22.0 and 7.0 = 154.0</text:span></text:p>
      <text:p text:style-name="P4"><text:span text:style-name="T6">2. Write a Python Program to Find HCF?</text:span></text:p>
      <text:p text:style-name="P4"><text:span text:style-name="T7"># Recursive function to return gcd of a and b</text:span></text:p>
      <text:p text:style-name="P4"><text:span text:style-name="T7">def gcd(a,b):</text:span></text:p>
      <text:p text:style-name="P4"><text:span text:style-name="T7"><text:s text:c="5"/></text:span></text:p>
      <text:p text:style-name="P4"><text:span text:style-name="T7"><text:s text:c="4"/># Everything divides 0</text:span></text:p>
      <text:p text:style-name="P4"><text:span text:style-name="T7"><text:s text:c="4"/>if (b == 0):</text:span></text:p>
      <text:p text:style-name="P4"><text:span text:style-name="T7"><text:s text:c="9"/>return a</text:span></text:p>
      <text:p text:style-name="P4"><text:span text:style-name="T7"><text:s text:c="4"/>return gcd(b, a%b)</text:span></text:p>
      <text:p text:style-name="P4"><text:span text:style-name="T7"><text:s/></text:span></text:p>
      <text:p text:style-name="P4"><text:span text:style-name="T7"># Driver program to test above function</text:span></text:p>
      <text:p text:style-name="P4"><text:span text:style-name="T7">a = 53</text:span></text:p>
      <text:p text:style-name="P4"><text:span text:style-name="T7">b = 33</text:span></text:p>
      <text:p text:style-name="P4"><text:span text:style-name="T7">if(gcd(a, b)):</text:span></text:p>
      <text:p text:style-name="P4"><text:span text:style-name="T7"><text:s text:c="4"/>print('GCD of', a, 'and', b, 'is', gcd(a, b))</text:span></text:p>
      <text:p text:style-name="P4"><text:span text:style-name="T7">else:</text:span></text:p>
      <text:p text:style-name="P4"><text:span text:style-name="T7"><text:s text:c="4"/>print('not found')</text:span></text:p>
      <text:p text:style-name="P4"><text:span text:style-name="T8">GCD of 53 and 33 is 1</text:span></text:p>
      <text:p text:style-name="P5"><draw:frame text:anchor-type="as-char" svg:width="152.40mm" svg:height="79.64mm" style:rel-width="scale" style:rel-height="scale"><draw:object-ole xlink:href="OleObj2"/><draw:image xlink:href="ObjectReplacements/OleObj2"/></draw:frame><text:span text:style-name="T9"/></text:p>
      <text:p text:style-name="P6"><text:span text:style-name="T10">3. Write a Python Program to Convert Decimal to Binary, Octal and Hexadecimal?</text:span></text:p>
      <text:p text:style-name="P6"><text:span text:style-name="T11"># First, we will define the function to convert decimal to binary<text:s text:c="2"/></text:span></text:p>
      <text:p text:style-name="P6"><text:span text:style-name="T11">def decimal_into_binary(decimal_1):<text:s text:c="2"/></text:span></text:p>
      <text:p text:style-name="P6"><text:span text:style-name="T11"><text:s text:c="4"/>decimal = int(decimal_1)<text:s text:c="2"/></text:span></text:p>
      <text:p text:style-name="P6"><text:span text:style-name="T11"><text:s text:c="4"/></text:span></text:p>
      <text:p text:style-name="P6"><text:span text:style-name="T11"><text:s text:c="4"/># then, print the equivalent decimal<text:s text:c="2"/></text:span></text:p>
      <text:p text:style-name="P6"><text:span text:style-name="T11"><text:s text:c="4"/>print ("The given decimal number", decimal, "in Binary number is: ", bin(decimal))<text:s text:c="2"/></text:span></text:p>
      <text:p text:style-name="P6"><text:span text:style-name="T11"># we will define the function to convert decimal to octal<text:s text:c="2"/></text:span></text:p>
      <text:p text:style-name="P6"><text:span text:style-name="T11">def decimal_into_octal(decimal_1):<text:s text:c="2"/></text:span></text:p>
      <text:p text:style-name="P6"><text:span text:style-name="T11"><text:s text:c="4"/>decimal = int(decimal_1)<text:s text:c="2"/></text:span></text:p>
      <text:p text:style-name="P6"><text:span text:style-name="T11"><text:s text:c="4"/></text:span></text:p>
      <text:p text:style-name="P6"><text:span text:style-name="T11"><text:s text:c="4"/># Then, print the equivalent decimal<text:s text:c="2"/></text:span></text:p>
      <text:p text:style-name="P6"><text:span text:style-name="T11"><text:s text:c="4"/>print ("The given decimal number", decimal, "in Octal number is: ", oct(decimal))<text:s text:c="2"/></text:span></text:p>
      <text:p text:style-name="P6"><text:span text:style-name="T11"># we will define the function to convert decimal to hexadecimal<text:s text:c="2"/></text:span></text:p>
      <text:p text:style-name="P6"><text:span text:style-name="T11">def decimal_into_hexadecimal(decimal_1):<text:s text:c="2"/></text:span></text:p>
      <text:p text:style-name="P6"><text:span text:style-name="T11"><text:s text:c="4"/>decimal = int(decimal_1)<text:s text:c="2"/></text:span></text:p>
      <text:p text:style-name="P6"><text:span text:style-name="T11"><text:s text:c="4"/></text:span></text:p>
      <text:p text:style-name="P6"><text:span text:style-name="T11"><text:s text:c="4"/># Then, print the equivalent decimal<text:s text:c="2"/></text:span></text:p>
      <text:p text:style-name="P6"><text:span text:style-name="T11"><text:s text:c="4"/>print ("The given decimal number", decimal, " in Hexadecimal number is: ", hex(decimal))<text:s text:c="2"/></text:span></text:p>
      <text:p text:style-name="P6"><text:span text:style-name="T11"><text:s text:c="4"/></text:span></text:p>
      <text:p text:style-name="P6"><text:span text:style-name="T11"># Driver program<text:s text:c="2"/></text:span></text:p>
      <text:p text:style-name="P6"><text:span text:style-name="T11">decimal_1 = int (input (" Enter the Decimal Number: "))<text:s text:c="2"/></text:span></text:p>
      <text:p text:style-name="P6"><text:span text:style-name="T11">decimal_into_binary(decimal_1)<text:s text:c="2"/></text:span></text:p>
      <text:p text:style-name="P6"><text:span text:style-name="T11">decimal_into_octal(decimal_1)<text:s text:c="2"/></text:span></text:p>
      <text:p text:style-name="P6"><text:span text:style-name="T11">decimal_into_hexadecimal(decimal_1)<text:s text:c="2"/></text:span></text:p>
      <text:p text:style-name="P6"><text:span text:style-name="T12">Enter the Decimal Number: 14</text:span></text:p>
      <text:p text:style-name="P6"><text:span text:style-name="T12">The given decimal number 14 in Binary number is:<text:s text:c="2"/>0b1110</text:span></text:p>
      <text:p text:style-name="P6"><text:span text:style-name="T12">The given decimal number 14 in Octal number is:<text:s text:c="2"/>0o16</text:span></text:p>
      <text:p text:style-name="P6"><text:span text:style-name="T12">The given decimal number 14<text:s text:c="2"/>in Hexadecimal number is:<text:s text:c="2"/>0xe</text:span></text:p>
      <text:p text:style-name="P7"><draw:frame text:anchor-type="as-char" svg:width="152.40mm" svg:height="66.94mm" style:rel-width="scale" style:rel-height="scale"><draw:object-ole xlink:href="OleObj3"/><draw:image xlink:href="ObjectReplacements/OleObj3"/></draw:frame><text:span text:style-name="T13"/></text:p>
      <text:p text:style-name="P7"><text:span text:style-name="T13"/></text:p>
      <text:p text:style-name="P8"><text:span text:style-name="T14">4. Write a Python Program To Find ASCII value of a character?</text:span></text:p>
      <text:p text:style-name="P8"><text:span text:style-name="T15">ch = 'a'</text:span></text:p>
      <text:p text:style-name="P8"><text:span text:style-name="T15">print("The ASCII value of '" + ch + "' is", ord(ch))</text:span></text:p>
      <text:p text:style-name="P8"><text:span text:style-name="T16">The ASCII value of 'a' is 97</text:span></text:p>
      <text:p text:style-name="P9"><draw:frame text:anchor-type="as-char" svg:width="152.40mm" svg:height="74.61mm" style:rel-width="scale" style:rel-height="scale"><draw:object-ole xlink:href="OleObj4"/><draw:image xlink:href="ObjectReplacements/OleObj4"/></draw:frame><text:span text:style-name="T16"/></text:p>
      <text:p text:style-name="P10"><text:span text:style-name="T17">5. Write a Python Program to Make a Simple Calculator with 4 basic mathematical operations?</text:span></text:p>
      <text:p text:style-name="P11"><text:span text:style-name="T18">try:</text:span></text:p>
      <text:p text:style-name="P11"><text:span text:style-name="T18"/></text:p>
      <text:p text:style-name="P11"><text:span text:style-name="T18"><text:s text:c="2"/>while True:</text:span></text:p>
      <text:p text:style-name="P11"><text:span text:style-name="T18"/></text:p>
      <text:p text:style-name="P11"><text:span text:style-name="T18"><text:s text:c="4"/>num1 = int(input("Enter first number: "))</text:span></text:p>
      <text:p text:style-name="P11"><text:span text:style-name="T18"><text:s text:c="4"/>num2 = int(input("Enter second number: "))</text:span></text:p>
      <text:p text:style-name="P11"><text:span text:style-name="T18"/></text:p>
      <text:p text:style-name="P11"><text:span text:style-name="T18"><text:s text:c="4"/>print("for addition: +")</text:span></text:p>
      <text:p text:style-name="P11"><text:span text:style-name="T18"><text:s text:c="4"/>print("for Sub: -")</text:span></text:p>
      <text:p text:style-name="P11"><text:span text:style-name="T18"><text:s text:c="4"/>print("for mul: *")</text:span></text:p>
      <text:p text:style-name="P11"><text:span text:style-name="T18"><text:s text:c="4"/>print("for division: /")</text:span></text:p>
      <text:p text:style-name="P11"><text:span text:style-name="T18"><text:s text:c="4"/>print("for Exit: X")</text:span></text:p>
      <text:p text:style-name="P11"><text:span text:style-name="T18"/></text:p>
      <text:p text:style-name="P11"><text:span text:style-name="T18"><text:s text:c="4"/>ch = input("\nEnter the choice for mathematical operations: ")</text:span></text:p>
      <text:p text:style-name="P11"><text:span text:style-name="T18"/></text:p>
      <text:p text:style-name="P11"><text:span text:style-name="T18"><text:s text:c="4"/>if ch == '+':</text:span></text:p>
      <text:p text:style-name="P11"><text:span text:style-name="T18"/></text:p>
      <text:p text:style-name="P11"><text:span text:style-name="T18"><text:s text:c="6"/>out = num1+num2</text:span></text:p>
      <text:p text:style-name="P11"><text:span text:style-name="T18"><text:s text:c="4"/>elif ch == '-':</text:span></text:p>
      <text:p text:style-name="P11"><text:span text:style-name="T18"><text:s text:c="6"/>out = num1 - num2</text:span></text:p>
      <text:p text:style-name="P11"><text:span text:style-name="T18"><text:s text:c="4"/>elif ch == '*':</text:span></text:p>
      <text:p text:style-name="P11"><text:span text:style-name="T18"><text:s text:c="6"/>out = num1*num2</text:span></text:p>
      <text:p text:style-name="P11"><text:span text:style-name="T18"/></text:p>
      <text:p text:style-name="P11"><text:span text:style-name="T18"><text:s text:c="4"/>elif ch == '/':</text:span></text:p>
      <text:p text:style-name="P11"><text:span text:style-name="T18"><text:s text:c="6"/>out = num1/num2</text:span></text:p>
      <text:p text:style-name="P11"><text:span text:style-name="T18"/></text:p>
      <text:p text:style-name="P11"><text:span text:style-name="T18"><text:s text:c="4"/>if ch == 'X':</text:span></text:p>
      <text:p text:style-name="P11"><text:span text:style-name="T18"><text:s text:c="6"/>break</text:span></text:p>
      <text:p text:style-name="P11"><text:span text:style-name="T18"/></text:p>
      <text:p text:style-name="P11"><text:span text:style-name="T18"><text:s text:c="4"/>print("Result",out)</text:span></text:p>
      <text:p text:style-name="P11"><text:span text:style-name="T18"/></text:p>
      <text:p text:style-name="P11"><text:span text:style-name="T18">except Exception as e:</text:span></text:p>
      <text:p text:style-name="P11"><text:span text:style-name="T18"/></text:p>
      <text:p text:style-name="P11"><text:span text:style-name="T18"><text:s text:c="2"/>print(e)</text:span></text:p>
      <text:p text:style-name="P12"><text:span text:style-name="T19"/></text:p>
      <text:p text:style-name="P13"><text:span text:style-name="T19">Enter first number: 12</text:span></text:p>
      <text:p text:style-name="P13"><text:span text:style-name="T19">Enter second number: 3</text:span></text:p>
      <text:p text:style-name="P13"><text:span text:style-name="T19">for addition: +</text:span></text:p>
      <text:p text:style-name="P13"><text:span text:style-name="T19">for Sub: -</text:span></text:p>
      <text:p text:style-name="P13"><text:span text:style-name="T19">for mul: *</text:span></text:p>
      <text:p text:style-name="P13"><text:span text:style-name="T19">for division: /</text:span></text:p>
      <text:p text:style-name="P13"><text:span text:style-name="T19">for Exit: X</text:span></text:p>
      <text:p text:style-name="P13"><text:span text:style-name="T19"/></text:p>
      <text:p text:style-name="P13"><text:span text:style-name="T19">Enter the choice for mathematical operations: +</text:span></text:p>
      <text:p text:style-name="P13"><text:span text:style-name="T19">Result 15</text:span></text:p>
      <text:p text:style-name="P14"><draw:frame text:anchor-type="as-char" svg:width="152.40mm" svg:height="41.01mm" style:rel-width="scale" style:rel-height="scale"><draw:object-ole xlink:href="OleObj5"/><draw:image xlink:href="ObjectReplacements/OleObj5"/></draw:frame><text:span text:style-name="T19"/></text:p>
      <text:p text:style-name="P15"><text:span text:style-name="T20"/></text:p>
      <text:p text:style-name="P15"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